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98pt" style:use-optimal-row-height="true" fo:break-before="auto"/>
    </style:style>
    <style:style style:name="ro6" style:family="table-row">
      <style:table-row-properties style:row-height="70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14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LSU_1</text:p>
          </table:table-cell>
          <table:table-cell office:value-type="string" table:style-name="ce5">
            <text:p>When the reset is asserted, the outputs <text:s text:c="2"/>should be low</text:p>
          </table:table-cell>
          <table:table-cell office:value-type="string" table:style-name="ce5">
            <text:p>Directed at the start of the simulation</text:p>
          </table:table-cell>
          <table:table-cell office:value-type="string" table:style-name="ce5">
            <text:p>bins: out_low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LSU_2</text:p>
          </table:table-cell>
          <table:table-cell office:value-type="string" table:style-name="ce8">
            <text:p>Incase of invalid cases occur, Leds should blink and out bits are set to low,<text:s/></text:p>
          </table:table-cell>
          <table:table-cell office:value-type="string" table:style-name="ce8">
            <text:p>Randomization under constraint where invalid cases shouldn't occur as frequent as valid cases</text:p>
          </table:table-cell>
          <table:table-cell office:value-type="string" table:style-name="ce8">
            <text:p>bins: Leds_blink, out_low, bins_invalid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ALSU_3</text:p>
          </table:table-cell>
          <table:table-cell office:value-type="string" table:style-name="ce8">
            <text:p>Incase of invalid cases do not occur,a and the bypass_A or bypass_B</text:p>
            <text:p>are high then the output will take the value of A or B</text:p>
            <text:p>depending on the parameter INPUT_PRIORITY</text:p>
          </table:table-cell>
          <table:table-cell office:value-type="string" table:style-name="ce8">
            <text:p>Randomization under constraint on bypass ports are disabled most of the time</text:p>
          </table:table-cell>
          <table:table-cell office:value-type="string" table:style-name="ce8">
            <text:p>bins: A_data_0, A_data_max, A_data_min, A_data_default,B_data_0, B_data_max, B_data_min, B_data_default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4</text:p>
          </table:table-cell>
          <table:table-cell office:value-type="string" table:style-name="ce5">
            <text:p>Incase of invalid cases do not occur, when opcode is ADD, then out should perform the addition on ports A and B taking cin if parameter FULL_ADDER is high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bins: A_data_0, A_data_max, A_data_min, A_data_default,B_data_0, B_data_max, B_data_min, B_data_default, bins_arith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5</text:p>
          </table:table-cell>
          <table:table-cell office:value-type="string" table:style-name="ce5">
            <text:p>Incase of invalid cases do not occur, when opcode is MULT, then out should perform the multiplication on ports A and B<text:s/>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<text:s/>bins: A_data_0, A_data_max, A_data_min, A_data_default,B_data_0, B_data_max, B_data_min, B_data_default, bins_arith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ALSU_6</text:p>
          </table:table-cell>
          <table:table-cell office:value-type="string" table:style-name="ce5">
            <text:p>Incase of invalid cases do not occur, when opcode is OR, then out should perform the 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bins: A_data_0, A_data_max, A_data_min, A_data_default,B_data_0, B_data_max, B_data_min, B_data_default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7</text:p>
          </table:table-cell>
          <table:table-cell office:value-type="string" table:style-name="ce5">
            <text:p>Incase of invalid cases do not occur, when opcode is OR and <text:s/>if reduction_A or reduction_B is high, then output should perform the reduction 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bins: A_data_walkingones[] If only the red_op_A is high, B_data_walkingones[] If only the red_op_B is high, 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ALSU_8</text:p>
          </table:table-cell>
          <table:table-cell office:value-type="string" table:style-name="ce5">
            <text:p>Incase of invalid cases do not occur, when opcode is OR, then out should perform the 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bins: A_data_0, A_data_max, A_data_min, A_data_default,B_data_0, B_data_max, B_data_min, B_data_default, 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9</text:p>
          </table:table-cell>
          <table:table-cell office:value-type="string" table:style-name="ce5">
            <text:p>Incase of invalid cases do not occur, when opcode is XOR and <text:s/>if reduction_A or reduction_B is high, then output should perform the reduction X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bins: A_data_walkingones[] If only the red_op_A is high, B_data_walkingones[] If only the red_op_B is high, bins_bitwise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0</text:p>
          </table:table-cell>
          <table:table-cell office:value-type="string" table:style-name="ce5">
            <text:p>Incase of invalid cases do not occur, when opcode is SHIFT, then out should be shif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bins: Bins_shift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1</text:p>
          </table:table-cell>
          <table:table-cell office:value-type="string" table:style-name="ce5">
            <text:p>Incase of invalid cases do not occur, when opcode is ROTATE, then out should be rota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bins: Bins_shift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7">
          <table:table-cell office:value-type="string" table:style-name="ce9">
            <text:p>ALSU_12</text:p>
          </table:table-cell>
          <table:table-cell office:value-type="string" table:style-name="ce10">
            <text:p>Incase of invalid cases do not occur, watch the Transition from opcode 0 &gt; 1 &gt; 2 &gt; 3 &gt; 4 &gt; 5</text:p>
          </table:table-cell>
          <table:table-cell table:style-name="ce1"/>
          <table:table-cell office:value-type="string" table:style-name="ce10">
            <text:p>bins: bins_trans<text:s/></text:p>
          </table:table-cell>
          <table:table-cell table:number-columns-repeated="16380" table:style-name="ce1"/>
        </table:table-row>
        <table:table-row table:number-rows-repeated="3" table:style-name="ro8">
          <table:table-cell table:number-columns-repeated="16384" table:style-name="ce1"/>
        </table:table-row>
        <table:table-row table:number-rows-repeated="953" table:style-name="ro8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8">
          <table:table-cell table:number-columns-repeated="16384" table:style-name="ce1"/>
        </table:table-row>
        <table:table-row table:number-rows-repeated="10476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bdelrahman_1899b</dc:creator>
    <dc:date>2026-04-13T01:41:56Z</dc:date>
  </office:meta>
</office:document-meta>
</file>